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SelectionList.JavaScriptSelectionList( ProcessInfoProvider processInfoProvider , Datatype type , Function function , String catalogue , 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vaScriptSelectionLis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SelectionList.generateSaxFragment( ContentHandler contentHandler , Locale locale , String fil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vaScript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SelectionList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